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Transmittal">
        <table:table-row>
          <table:table-cell>
            <text:p>PROJECT: </text:p>
          </table:table-cell>
        </table:table-row>
        <table:table-row/>
        <table:table-row>
          <table:table-cell>
            <text:p>DRAWING TRANSMITTAL</text:p>
          </table:table-cell>
        </table:table-row>
        <table:table-row/>
        <table:table-row/>
        <table:table-row/>
        <table:table-row/>
        <table:table-row/>
        <table:table-row/>
        <table:table-row/>
        <table:table-row>
          <table:table-cell>
            <text:p>Date</text:p>
          </table:table-cell>
          <table:table-cell>
            <text:p>2025-07-10</text:p>
          </table:table-cell>
        </table:table-row>
        <table:table-row>
          <table:table-cell>
            <text:p>Issue</text:p>
          </table:table-cell>
          <table:table-cell>
            <text:p>REV (PDF)</text:p>
          </table:table-cell>
        </table:table-row>
        <table:table-row>
          <table:table-cell>
            <text:p>Drawing No.</text:p>
          </table:table-cell>
          <table:table-cell>
            <text:p>Title</text:p>
          </table:table-cell>
          <table:table-cell/>
        </table:table-row>
        <table:table-row>
          <table:table-cell>
            <text:p>DOC-001</text:p>
          </table:table-cell>
          <table:table-cell>
            <text:p>B</text:p>
          </table:table-cell>
        </table:table-row>
        <table:table-row>
          <table:table-cell>
            <text:p>DOC-002</text:p>
          </table:table-cell>
          <table:table-cell>
            <text:p>C</text:p>
          </table:table-cell>
        </table:table-row>
        <table:table-row>
          <table:table-cell>
            <text:p>DOC-003</text:p>
          </table:table-cell>
          <table:table-cell>
            <text:p>C</text:p>
          </table:table-cell>
        </table:table-row>
        <table:table-row>
          <table:table-cell>
            <text:p>DOC-004</text:p>
          </table:table-cell>
          <table:table-cell>
            <text:p>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